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823cm" fo:min-width="22.217cm" fo:padding-top="0.177cm" fo:padding-bottom="0.177cm" fo:padding-left="0.302cm" fo:padding-right="0.30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2.252cm" fo:min-width="21.845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921cm" fo:min-width="22.2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24.744cm" fo:min-width="20.885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1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65cm" fo:min-width="5.005cm" fo:padding-top="0.23cm" fo:padding-bottom="0.23cm" fo:padding-left="0.355cm" fo:padding-right="0.355cm" loext:decorative="false"/>
    </style:style>
    <style:style style:name="gr37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55cm" fo:min-width="5.005cm" fo:padding-top="0.23cm" fo:padding-bottom="0.23cm" fo:padding-left="0.355cm" fo:padding-right="0.355cm" loext:decorative="false"/>
    </style:style>
    <style:style style:name="gr38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465cm" fo:min-width="10.93cm" fo:padding-top="0.231cm" fo:padding-bottom="0.231cm" fo:padding-left="0.356cm" fo:padding-right="0.356cm" loext:decorative="false"/>
    </style:style>
    <style:style style:name="gr39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253cm" fo:min-width="10.71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2.838cm" loext:decorative="false"/>
      <style:paragraph-properties style:writing-mode="lr-tb"/>
    </style:style>
    <style:style style:name="gr41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0.406cm" fo:min-width="0.875cm" fo:padding-top="0.231cm" fo:padding-bottom="0.231cm" fo:padding-left="0.356cm" fo:padding-right="0.356cm" loext:decorative="fals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size-complex="36pt"/>
    </style:style>
    <style:style style:name="T6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</text:span><text:span text:style-name="T1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</text:span><text:span text:style-name="T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custom-shape draw:style-name="gr19" draw:text-style-name="P8" draw:layer="layout" svg:width="23.813cm" svg:height="10.169cm" svg:x="2.578cm" svg:y="3.839cm">
          <text:p text:style-name="P6"><text:span text:style-name="T3">Módul</text:span><text:span text:style-name="T3">o I </text:span><text:span text:style-name="T3">-Progr</text:span><text:span text:style-name="T3">amació</text:span><text:span text:style-name="T3">n lineal </text:span><text:span text:style-name="T3">entera</text:span></text:p>
          <text:list text:style-name="L1">
            <text:list-item>
              <text:p text:style-name="P6"><text:span text:style-name="T4">Repas</text:span><text:span text:style-name="T4">o de </text:span><text:span text:style-name="T4">model</text:span><text:span text:style-name="T4">amien</text:span><text:span text:style-name="T4">to </text:span><text:span text:style-name="T4">algebr</text:span><text:span text:style-name="T4">aico</text:span></text:p>
            </text:list-item>
            <text:list-item>
              <text:p text:style-name="P6"><text:span text:style-name="T4">Introd</text:span><text:span text:style-name="T4">ucción </text:span><text:span text:style-name="T4">al </text:span><text:span text:style-name="T4">manej</text:span><text:span text:style-name="T4">o de </text:span><text:span text:style-name="T4">AMPL</text:span></text:p>
            </text:list-item>
            <text:list-item>
              <text:p text:style-name="P6"><text:span text:style-name="T4">Formu</text:span><text:span text:style-name="T4">lación </text:span><text:span text:style-name="T4">del </text:span><text:span text:style-name="T4">model</text:span><text:span text:style-name="T4">o </text:span><text:span text:style-name="T4">entero</text:span></text:p>
            </text:list-item>
            <text:list-item>
              <text:p text:style-name="P7"><text:span text:style-name="T4">Métod</text:span><text:span text:style-name="T4">o </text:span><text:span text:style-name="T4">gráfic</text:span><text:span text:style-name="T4">o</text:span></text:p>
            </text:list-item>
            <text:list-item>
              <text:p text:style-name="P7"><text:span text:style-name="T4">Algorit</text:span><text:span text:style-name="T4">mo de </text:span><text:span text:style-name="T4">Branc</text:span><text:span text:style-name="T4">h and </text:span><text:span text:style-name="T4">Bound</text:span></text:p>
            </text:list-item>
            <text:list-item>
              <text:p text:style-name="P7"><text:span text:style-name="T4">Algorit</text:span><text:span text:style-name="T4">mo </text:span><text:span text:style-name="T4">Corte</text:span><text:span text:style-name="T4">s de </text:span><text:span text:style-name="T4">Gomo</text:span><text:span text:style-name="T4">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.578cm" svg:y="15.596cm">
          <text:p text:style-name="P6"><text:span text:style-name="T3">Módul</text:span><text:span text:style-name="T3">o III – </text:span><text:span text:style-name="T3">Optimi</text:span><text:span text:style-name="T3">zación </text:span><text:span text:style-name="T3">multio</text:span><text:span text:style-name="T3">bjetivo</text:span></text:p>
          <text:list text:style-name="L1">
            <text:list-item>
              <text:p text:style-name="P6"><text:span text:style-name="T4">Introd</text:span><text:span text:style-name="T4">ucción </text:span><text:span text:style-name="T4">a la </text:span><text:span text:style-name="T4">optimi</text:span><text:span text:style-name="T4">zación </text:span><text:span text:style-name="T4">por </text:span><text:span text:style-name="T4">objeto</text:span><text:span text:style-name="T4">s </text:span><text:span text:style-name="T4">múltipl</text:span><text:span text:style-name="T4">es</text:span></text:p>
            </text:list-item>
            <text:list-item>
              <text:p text:style-name="P6"><text:span text:style-name="T4">Model</text:span><text:span text:style-name="T4">amien</text:span><text:span text:style-name="T4">to </text:span><text:span text:style-name="T4">mate</text:span><text:span text:style-name="T4">mátic</text:span><text:span text:style-name="T4">o </text:span><text:span text:style-name="T4">usand</text:span><text:span text:style-name="T4">o </text:span><text:span text:style-name="T4">variab</text:span><text:span text:style-name="T4">les de </text:span><text:span text:style-name="T4">desvia</text:span><text:span text:style-name="T4">ción</text:span></text:p>
            </text:list-item>
            <text:list-item>
              <text:p text:style-name="P6"><text:span text:style-name="T4">Soluci</text:span><text:span text:style-name="T4">ón </text:span><text:span text:style-name="T4">media</text:span><text:span text:style-name="T4">nte </text:span><text:span text:style-name="T4">ponde</text:span><text:span text:style-name="T4">ración </text:span><text:span text:style-name="T4">de las </text:span><text:span text:style-name="T4">metas</text:span></text:p>
            </text:list-item>
            <text:list-item>
              <text:p text:style-name="P6"><text:span text:style-name="T4">Metas </text:span><text:span text:style-name="T4">lexico</text:span><text:span text:style-name="T4">gráfic</text:span><text:span text:style-name="T4">as</text:span></text:p>
            </text:list-item>
            <text:list-item>
              <text:p text:style-name="P6"><text:span text:style-name="T4">Estrat</text:span><text:span text:style-name="T4">egia </text:span><text:span text:style-name="T4">bi-</text:span><text:span text:style-name="T4">objetiv</text:span><text:span text:style-name="T4">o </text:span><text:span text:style-name="T4">usand</text:span><text:span text:style-name="T4">o </text:span><text:span text:style-name="T4">Epsilo</text:span><text:span text:style-name="T4">n </text:span><text:span text:style-name="T4">Const</text:span><text:span text:style-name="T4">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8" draw:layer="layout" svg:width="23.813cm" svg:height="10.277cm" svg:x="27.712cm" svg:y="3.731cm">
          <text:p text:style-name="P6"><text:span text:style-name="T3">Módulo II </text:span><text:span text:style-name="T3">– </text:span><text:span text:style-name="T3">Programa</text:span><text:span text:style-name="T3">ción </text:span><text:span text:style-name="T3">dinámica</text:span></text:p>
          <text:list text:style-name="L1">
            <text:list-item>
              <text:p text:style-name="P7"><text:span text:style-name="T4">Introducc</text:span><text:span text:style-name="T4">ión a la </text:span><text:span text:style-name="T4">program</text:span><text:span text:style-name="T4">ación </text:span><text:span text:style-name="T4">dinámica</text:span></text:p>
            </text:list-item>
            <text:list-item>
              <text:p text:style-name="P6"><text:span text:style-name="T4">Problem</text:span><text:span text:style-name="T4">a de </text:span><text:span text:style-name="T4">diligenci</text:span><text:span text:style-name="T4">a</text:span></text:p>
            </text:list-item>
            <text:list-item>
              <text:p text:style-name="P6"><text:span text:style-name="T4">Cargue </text:span><text:span text:style-name="T4">del </text:span><text:span text:style-name="T4">buque</text:span></text:p>
            </text:list-item>
            <text:list-item>
              <text:p text:style-name="P6"><text:span text:style-name="T4">Uso de </text:span><text:span text:style-name="T4">probabili</text:span><text:span text:style-name="T4">dades</text:span></text:p>
            </text:list-item>
            <text:list-item>
              <text:p text:style-name="P6"><text:span text:style-name="T4">Reempla</text:span><text:span text:style-name="T4">zo de </text:span><text:span text:style-name="T4">equipos</text:span></text:p>
            </text:list-item>
            <text:list-item>
              <text:p text:style-name="P6"><text:span text:style-name="T4">Program</text:span><text:span text:style-name="T4">ación de </text:span><text:span text:style-name="T4">producci</text:span><text:span text:style-name="T4">ón e </text:span><text:span text:style-name="T4">inventari</text:span><text:span text:style-name="T4">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7.712cm" svg:y="15.596cm">
          <text:p text:style-name="P6"><text:span text:style-name="T3">Módulo IV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3" draw:style-name="dp1" draw:master-page-name="Default">
        <draw:custom-shape draw:style-name="gr19" draw:text-style-name="P8" draw:layer="layout" svg:width="23.813cm" svg:height="10.169cm" svg:x="2.737cm" svg:y="3.839cm">
          <text:p text:style-name="P6"><text:span text:style-name="T3">Módulo I -Programación lineal entera</text:span></text:p>
          <text:list text:style-name="L1">
            <text:list-item>
              <text:p text:style-name="P6"><text:span text:style-name="T4">Repaso de modelamiento algebraico</text:span></text:p>
            </text:list-item>
            <text:list-item>
              <text:p text:style-name="P6"><text:span text:style-name="T4">Introducción al manejo de AMPL</text:span></text:p>
            </text:list-item>
            <text:list-item>
              <text:p text:style-name="P6"><text:span text:style-name="T4">Formulación del modelo entero</text:span></text:p>
            </text:list-item>
            <text:list-item>
              <text:p text:style-name="P7"><text:span text:style-name="T4">Método gráfico</text:span></text:p>
            </text:list-item>
            <text:list-item>
              <text:p text:style-name="P7"><text:span text:style-name="T4">Algoritmo de Branch and Bound</text:span></text:p>
            </text:list-item>
            <text:list-item>
              <text:p text:style-name="P7"><text:span text:style-name="T4">Algoritmo Cortes de Gomo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8" draw:layer="layout" svg:width="23.813cm" svg:height="27.422cm" svg:x="27.712cm" svg:y="3.749cm">
          <text:p text:style-name="P6"><text:span text:style-name="T3">Módulo II </text:span></text:p>
          <text:p text:style-name="P6"><text:span text:style-name="T3">Programación dinámica</text:span></text:p>
          <text:list text:style-name="L1">
            <text:list-item>
              <text:p text:style-name="P7"><text:span text:style-name="T4">Introducción a la programación dinámica</text:span></text:p>
            </text:list-item>
            <text:list-item>
              <text:p text:style-name="P6"><text:span text:style-name="T4">Problema de diligencia</text:span></text:p>
            </text:list-item>
            <text:list-item>
              <text:p text:style-name="P6"><text:span text:style-name="T4">Cargue del buque</text:span></text:p>
            </text:list-item>
            <text:list-item>
              <text:p text:style-name="P6"><text:span text:style-name="T4">Uso de probabilidades</text:span></text:p>
            </text:list-item>
            <text:list-item>
              <text:p text:style-name="P6"><text:span text:style-name="T4">Reemplazo de equipos</text:span></text:p>
            </text:list-item>
            <text:list-item>
              <text:p text:style-name="P6"><text:span text:style-name="T4">Programación de producción e inventarios</text:span></text:p>
              <text:p text:style-name="P6"><text:span text:style-name="T3">Optimización multiobjetivo</text:span></text:p>
            </text:list-item>
            <text:list-item>
              <text:p text:style-name="P7"><text:span text:style-name="T4">Introducción a la optimización por objetos múltiples</text:span></text:p>
            </text:list-item>
            <text:list-item>
              <text:p text:style-name="P7"><text:span text:style-name="T4">Modelamiento matemático usando variables de desviación</text:span></text:p>
            </text:list-item>
            <text:list-item>
              <text:p text:style-name="P7"><text:span text:style-name="T4">Solución mediante ponderación de las metas</text:span></text:p>
            </text:list-item>
            <text:list-item>
              <text:p text:style-name="P7"><text:span text:style-name="T4">Metas lexicográficas</text:span></text:p>
            </text:list-item>
            <text:list-item>
              <text:p text:style-name="P7"><text:span text:style-name="T4">Estrategia bi-objetivo usando Epsilon Const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.737cm" svg:y="17.201cm">
          <text:p text:style-name="P6"><text:span text:style-name="T3">Módulo III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4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23" draw:text-style-name="P9" draw:layer="layout" svg:width="7.778cm" svg:height="1.673cm" svg:x="1.016cm" svg:y="0.966cm">
          <draw:text-box>
            <text:p text:style-name="P3"><text:span text:style-name="T5">Mundo real</text:span></text:p>
          </draw:text-box>
        </draw:frame>
        <draw:frame draw:style-name="gr23" draw:text-style-name="P9" draw:layer="layout" svg:width="12.242cm" svg:height="1.673cm" svg:x="18.238cm" svg:y="0.966cm">
          <draw:text-box>
            <text:p text:style-name="P3"><text:span text:style-name="T5">Mundo matemático</text:span></text:p>
          </draw:text-box>
        </draw:frame>
        <draw:custom-shape draw:style-name="gr24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2" xml:id="id14" draw:id="id14" draw:layer="layout" svg:width="12.065cm" svg:height="6.798cm" svg:x="27.305cm" svg:y="11.0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2" xml:id="id15" draw:id="id15" draw:layer="layout" svg:width="12.065cm" svg:height="3.81cm" svg:x="11.43cm" svg:y="12.528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2" xml:id="id16" draw:id="id16" draw:layer="layout" svg:width="6.568cm" svg:height="5.342cm" svg:x="1.621cm" svg:y="11.762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0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1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2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3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4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5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5" draw:style-name="dp1" draw:master-page-name="Default">
        <draw:custom-shape draw:style-name="gr36" draw:text-style-name="P5" draw:layer="layout" svg:width="5.715cm" svg:height="5.725cm" svg:x="11.469cm" svg:y="20.6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715cm" svg:height="5.715cm" svg:x="11.469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1.43cm" svg:height="5.715cm" svg:x="8.611cm" svg:y="9.24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1.43cm" svg:height="5.715cm" svg:x="28.613cm" svg:y="20.6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11.469cm" svg:y="26.3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1.43cm" svg:height="5.715cm" svg:x="28.613cm" svg:y="14.9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31.369cm" svg:y="26.3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34.369cm" svg:y="9.166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6.51cm" svg:height="3.088cm" svg:x="6.071cm" svg:y="31.886cm">
          <draw:text-box>
            <text:p text:style-name="P3"><text:span text:style-name="T6">Mesa = $16</text:span></text:p>
          </draw:text-box>
        </draw:frame>
        <draw:custom-shape draw:style-name="gr41" draw:text-style-name="P10" draw:layer="layout" svg:width="1.587cm" svg:height="0.868cm" svg:x="9.2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2.1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4.9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7.8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5.0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7.7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29.346cm" svg:y="13.9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2.046cm" svg:y="13.993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6.51cm" svg:height="3.088cm" svg:x="25.771cm" svg:y="31.886cm">
          <draw:text-box>
            <text:p text:style-name="P3"><text:span text:style-name="T6">Silla = $1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8T13:28:13.072074460</meta:creation-date>
    <meta:editing-duration>PT20H7M13S</meta:editing-duration>
    <meta:editing-cycles>11</meta:editing-cycles>
    <meta:generator>LibreOffice/25.2.5.2$Linux_X86_64 LibreOffice_project/520$Build-2</meta:generator>
    <dc:date>2025-08-03T21:59:38.228659141</dc:date>
    <dc:creator>Sebastián Blandón Londoño</dc:creator>
    <meta:document-statistic meta:object-count="70"/>
  </office:meta>
</office:document-meta>
</file>